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line-height="138%" fo:text-indent="0.5in" style:auto-text-indent="false" style:writing-mode="lr-tb"/>
      <style:text-properties fo:font-weight="normal"/>
    </style:style>
    <style:style style:name="P2" style:family="paragraph" style:parent-style-name="Text_20_body">
      <style:paragraph-properties fo:margin-left="0in" fo:margin-right="0in" fo:margin-top="0in" fo:margin-bottom="0in" fo:line-height="138%" fo:text-indent="0.5in" style:auto-text-indent="false" style:writing-mode="lr-tb"/>
    </style:style>
    <style:style style:name="P3" style:family="paragraph" style:parent-style-name="Text_20_body">
      <style:paragraph-properties fo:margin-top="0in" fo:margin-bottom="0in" fo:line-height="138%" style:writing-mode="lr-tb"/>
    </style:style>
    <style:style style:name="P4" style:family="paragraph" style:parent-style-name="Text_20_body">
      <style:paragraph-properties fo:margin-left="0in" fo:margin-right="0in" fo:margin-top="0in" fo:margin-bottom="0in" fo:line-height="138%" fo:text-indent="0in" style:auto-text-indent="false" style:writing-mode="lr-tb"/>
      <style:text-properties fo:color="#000000"/>
    </style:style>
    <style:style style:name="T1" style:family="text">
      <style:text-properties fo:font-variant="normal" fo:text-transform="none" fo:color="#0b5394" style:text-line-through-style="none" style:font-name="Arial1" fo:font-size="11pt" fo:font-style="normal" style:text-underline-style="none" style:text-blinking="false" fo:background-color="transparent"/>
    </style:style>
    <style:style style:name="T2" style:family="text">
      <style:text-properties fo:font-variant="normal" fo:text-transform="none" fo:color="#0b5394" style:text-line-through-style="none" style:font-name="Arial1" fo:font-size="11pt" fo:font-style="normal" style:text-underline-style="none" fo:font-weight="bold" style:text-blinking="false" fo:background-color="transparent"/>
    </style:style>
    <style:style style:name="T3" style:family="text">
      <style:text-properties fo:font-variant="normal" fo:text-transform="none" fo:color="#0b5394" style:text-line-through-style="none" style:font-name="Arial1" fo:font-size="11pt" fo:font-style="normal" style:text-underline-style="none" fo:font-weight="normal" style:text-blinking="false" fo:background-color="transparent"/>
    </style:style>
    <style:style style:name="T4" style:family="text">
      <style:text-properties fo:font-variant="normal" fo:text-transform="none" fo:color="#0b5394" style:text-line-through-style="none" style:text-underline-style="none" style:text-blinking="false" fo:background-color="transparent"/>
    </style:style>
    <style:style style:name="T5" style:family="text">
      <style:text-properties fo:font-variant="normal" fo:text-transform="none" fo:color="#0b5394" style:text-line-through-style="none"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9" style:family="text">
      <style:text-properties fo:font-variant="normal" fo:text-transform="none" style:text-line-through-style="none" style:font-name="Arial1" fo:font-size="11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bbb7a9e-7fff-3470-973a-a01d984210df"/><text:span text:style-name="T3">1) [Critical Thinking] Write a rule that uses a child selector to target all </text:span><text:span text:style-name="T2">a</text:span><text:span text:style-name="T5"> </text:span><text:span text:style-name="T3">tags that are children of a section which has a class named </text:span><text:span text:style-name="T2">my-class</text:span><text:span text:style-name="T3">.</text:span></text:p>
      <text:p text:style-name="P4"><text:span text:style-name="T9">.my-class a {<text:line-break/>border:1px;<text:line-break/>}</text:span></text:p>
      <text:p text:style-name="Text_20_body"/>
      <text:p text:style-name="P2"><text:span text:style-name="T3">2) [Critical Thinking] The pseudo selectors </text:span><text:span text:style-name="T2">first-child</text:span><text:span text:style-name="T5"> </text:span><text:span text:style-name="T3">&amp; </text:span><text:span text:style-name="T2">last-child</text:span><text:span text:style-name="T5"> </text:span><text:span text:style-name="T3">are very similar to another pair of pseudo selectors, </text:span><text:span text:style-name="T2">first-of-type</text:span><text:span text:style-name="T5"> </text:span><text:span text:style-name="T3">and </text:span><text:span text:style-name="T2">last-of-type</text:span><text:span text:style-name="T3">. Both sets of selectors work the same in many instances, but not always. What’s the difference?</text:span></text:p>
      <text:p text:style-name="Text_20_body">The difference between these two selectors is that first-of-type selectors will select the first of a type of elements in a section, say paragraphs or headers, where first/last-child will select the first and last children of a section regardless of their type.<text:line-break/></text:p>
      <text:p text:style-name="P3"><text:span text:style-name="T6">Layouts</text:span></text:p>
      <text:p text:style-name="P2"><text:span text:style-name="T3">3) When the author is building the CSS for the nav, what is the effect of putting the </text:span><text:span text:style-name="T2">&lt;a&gt;</text:span><text:span text:style-name="T5"> </text:span><text:span text:style-name="T3">tags on different lines? <text:line-break/></text:span><text:span text:style-name="T7">By putting the &lt;a&gt; tags on separate lines, the browser reads them as a single space and displays them as such.</text:span></text:p>
      <text:p text:style-name="Text_20_body"/>
      <text:p text:style-name="P2"><text:span text:style-name="T3">4) What happens when you use float without specifying a width? </text:span></text:p>
      <text:p text:style-name="Text_20_body">In the absence of a set width, the elements will simply crowd towards the left of the screen.</text:p>
      <text:p text:style-name="Text_20_body"/>
      <text:p text:style-name="P2"><text:span text:style-name="T3">5) When using </text:span><text:span text:style-name="T2">absolute positioning</text:span><text:span text:style-name="T5"> </text:span><text:span text:style-name="T3">a second step is required to contain an element that is positioned with absolute. What is usually done?</text:span></text:p>
      <text:p text:style-name="Text_20_body">If you need the child element to be positioned absolutely, and also need it to remain within its parent element, you have to specify in the css of the parent element that you want its contents positioned relatively.</text:p>
      <text:p text:style-name="Text_20_body"/>
      <text:p text:style-name="P1"><text:span text:style-name="T1">6) According to the author, what is the </text:span><text:span text:style-name="T2">z-index</text:span><text:span text:style-name="T4"> </text:span><text:span text:style-name="T1">useful for?</text:span></text:p>
      <text:p text:style-name="Text_20_body">The author says that the z-index is mostly used for elements that need to be displayed above other elements, but cautions that if you find yourself using it too often, you may want to check and fix your html.</text:p>
      <text:p text:style-name="P3"><text:span text:style-name="T6">Tips and Tools</text:span></text:p>
      <text:p text:style-name="Text_20_body"/>
      <text:p text:style-name="P2"><text:span text:style-name="T3">7) When changing the value of a CSS property live via a developer tool, the author shows how to change the font size of an H1 by manually typing in a new value. What other way does she show how to change the value?<text:line-break/></text:span><text:soft-page-break/><text:span text:style-name="T7">Besides manually typing a new value, the speaker in the video also recommends that we highlight the value and use our arrow keys to manually adjust it upwards or downwards.</text:span></text:p>
      <text:p text:style-name="Text_20_body"/>
      <text:p text:style-name="P2"><text:span text:style-name="T3">8) When the author starts troubleshooting CSS, the first thing she does is uncheck properties. Why does she do this?</text:span></text:p>
      <text:p text:style-name="Text_20_body">Unchecking properties helps us visually see what each property does to our display without having to delete any code.<text:line-break/></text:p>
      <text:p text:style-name="P2"><text:span text:style-name="T3">9) What’s the difference between a </text:span><text:span text:style-name="T2">reset</text:span><text:span text:style-name="T5"> </text:span><text:span text:style-name="T3">and a </text:span><text:span text:style-name="T2">normalize</text:span><text:span text:style-name="T3">?</text:span></text:p>
      <text:p text:style-name="Text_20_body">The difference between resetting the css and normalizing it, is a difference between getting rid of and replacing the browsers default css one the one hand (resetting), and simply adding to it to make it what we want on the other (normalizing).<text:line-break/></text:p>
      <text:p text:style-name="P2"><text:span text:style-name="T3">10) [True or False] When a font is available via a CDN, it will it be available to your browser whether you currently have an internet connection or not.</text:span></text:p>
      <text:p text:style-name="Text_20_body">False</text:p>
      <text:p text:style-name="P2"><text:span text:style-name="T3">11) Setting the </text:span><text:span text:style-name="T2">background-size</text:span><text:span text:style-name="T5"> </text:span><text:span text:style-name="T3">property to cover is a great solution when trying to place an image in the background of a website. What is the downside?<text:line-break/></text:span><text:span text:style-name="T7">The downside is that, depending on the screen size and your image size and quality, you run the risk of distorting your background image.</text:span></text:p>
      <text:p text:style-name="Text_20_body"/>
      <text:p text:style-name="P2"><text:span text:style-name="T3">12) Why should we not mix shorthand and longhand when working with the background property?<text:line-break/></text:span><text:span text:style-name="T7">If you mix shorthand with longhand in your css, the values will be overwritten.</text:span></text:p>
      <text:p text:style-name="Text_20_body"/>
      <text:p text:style-name="P1"><text:span text:style-name="T1">13) Write a transparent background to the </text:span><text:span text:style-name="T2">html </text:span><text:span text:style-name="T1">element that has 50% transparency, using any color you wish.<text:line-break/></text:span><text:span text:style-name="T8">html {<text:line-break/>background:linear-gradient(rgba(255, 255, 255, 0.8),<text:line-break/><text:tab/><text:tab/><text:tab/> <text:s text:c="8"/>(rgba(199,21,133,0.5));<text:line-break/>}</text:span></text:p>
      <text:p text:style-name="Text_20_body"/>
      <text:p text:style-name="P1"><text:span text:style-name="T1">14) When using the </text:span><text:span text:style-name="T2">linear-gradient </text:span><text:span text:style-name="T1">property of the background color to place a gradient over an image, why must this rule come </text:span><text:span text:style-name="T2">before</text:span><text:span text:style-name="T4"> </text:span><text:span text:style-name="T1">the background image declaration?<text:line-break/></text:span><text:span text:style-name="T8">If we want the gradient to be displayed on top of the image, it must be displayed first.</text:span></text:p>
      <text:p text:style-name="Text_20_body"/>
      <text:p text:style-name="P3"><text:span text:style-name="T6">Responsive and Mobile</text:span></text:p>
      <text:p text:style-name="Text_20_body"/>
      <text:p text:style-name="P2"><text:soft-page-break/><text:span text:style-name="T3">15) In responsive design, what happens at a breakpoint?</text:span></text:p>
      <text:p text:style-name="Text_20_body">Breakpoints are the points at which it is determined when to change the layout on a webpage, measured by the viewport width.<text:line-break/></text:p>
      <text:p text:style-name="P2"><text:span text:style-name="T3">16) Why design for the mobile device first?</text:span></text:p>
      <text:p text:style-name="Text_20_body">Starting with a smaller screen makes us really think about what features and elements are really necessary.<text:line-break/></text:p>
      <text:p text:style-name="P2"><text:span text:style-name="T3">17) What is the point of setting the </text:span><text:span text:style-name="T2">width</text:span><text:span text:style-name="T5"> </text:span><text:span text:style-name="T3">property and </text:span><text:span text:style-name="T2">max-width</text:span><text:span text:style-name="T5"> </text:span><text:span text:style-name="T3">property to the same element?<text:line-break/></text:span><text:span text:style-name="T7">It allows you to excersize some level of constraint among many different veiwport sizes.</text:span></text:p>
      <text:p text:style-name="Text_20_body"/>
      <text:p text:style-name="P2"><text:span text:style-name="T3">18) Write a media query that works on screen resolutions between 800 and 1200px:</text:span></text:p>
      <text:p text:style-name="Text_20_body">&lt;link media=”screen and (min-width:800px, max-width: 1200px)”<text:line-break/>rel=”stylesheet” href=”mobile.css”&gt;<text:line-break/></text:p>
      <text:p text:style-name="P2"><text:span text:style-name="T3">19) In this video, how did the author determine where to place the breakpoints?</text:span></text:p>
      <text:p text:style-name="Text_20_body">The breakpoints were determined simply by adjusting the size of the viewport and testing where the speaker felt it was best to place them in order to maintain the readability and aesthetics of the site.<text:line-break/></text:p>
      <text:p text:style-name="P2"><text:span text:style-name="T3">20) What does a browser do to our web page when we remove the viewport </text:span><text:span text:style-name="T2">meta</text:span><text:span text:style-name="T5"> </text:span><text:span text:style-name="T3">tag? </text:span></text:p>
      <text:p text:style-name="Text_20_body">It allows us to test different viewports for a range of popular device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5T01:11:35.04</meta:creation-date>
    <meta:document-statistic meta:table-count="0" meta:image-count="0" meta:object-count="0" meta:page-count="3" meta:paragraph-count="36" meta:word-count="837" meta:character-count="4863"/>
    <dc:date>2020-05-06T04:58:47.13</dc:date>
    <meta:editing-duration>PT3M8S</meta:editing-duration>
    <meta:editing-cycles>1</meta:editing-cycles>
    <meta:generator>OpenOffice/4.1.3$Win32 OpenOffice.org_project/413m1$Build-9783</meta:generator>
  </office:meta>
</office:document-meta>
</file>